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Negrita" style:font-pitch="variable"/>
    <style:font-face style:name="Linux Libertine G1" svg:font-family="'Linux Libertine G'" style:font-adornments="Normal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74bd2"/>
    </style:style>
    <style:style style:name="T1" style:family="text">
      <style:text-properties officeooo:rsid="00074b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umento del Proyecto</text:span></text:p>
      <text:p text:style-name="Standard"><text:a xlink:type="simple" xlink:href="https://docs.google.com/document/d/1b1astvChMbTaATvJy3mg5pweKpUPCDui_leHZLwyow0/edit?usp=sharing" text:style-name="Internet_20_link" text:visited-style-name="Visited_20_Internet_20_Link">https://docs.google.com/document/d/1b1astvChMbTaATvJy3mg5pweKpUPCDui_leHZLwyow0/edit?usp=sharing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Negrita" style:font-pitch="variable"/>
    <style:font-face style:name="Linux Libertine G1" svg:font-family="'Linux Libertine G'" style:font-adornments="Normal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nux Libertine G" fo:font-family="'Linux Libertine G'" style:font-style-name="Negrita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Linux Libertine G1" fo:font-family="'Linux Libertine G'" style:font-style-name="Normal" style:font-pitch="variable" fo:font-size="15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4:35:05.206468500</meta:creation-date>
    <dc:date>2026-04-20T10:31:46.201275100</dc:date>
    <meta:editing-duration>PT9M14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2" meta:word-count="4" meta:character-count="119" meta:non-whitespace-character-count="116"/>
  </office:meta>
</office:document-meta>
</file>